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zisiaj w Betlejem /x2</text:span><text:span text:style-name="T1"><text:line-break/></text:span><text:span text:style-name="T1">wesoła nowina,</text:span><text:span text:style-name="T1"><text:line-break/></text:span><text:span text:style-name="T1"><text:line-break/></text:span><text:span text:style-name="T1">Że Panna czysta /x2</text:span><text:span text:style-name="T1"><text:line-break/></text:span><text:span text:style-name="T1">porodziła Sy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2">Chrystus się rodzi</text:span><text:span text:style-name="T2"><text:line-break/></text:span><text:span text:style-name="T2">nas oswobodzi,</text:span><text:span text:style-name="T2"><text:line-break/></text:span><text:span text:style-name="T2">Anieli grają, króle witają</text:span><text:span text:style-name="T2"><text:line-break/></text:span><text:span text:style-name="T2">Pasterze śpiewają,</text:span><text:span text:style-name="T2"><text:line-break/></text:span><text:span text:style-name="T2">bydlęta klękają,</text:span><text:span text:style-name="T2"><text:line-break/></text:span><text:span text:style-name="T2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2. Maryja Panna /x2</text:span><text:span text:style-name="T2"><text:line-break/></text:span><text:span text:style-name="T2">Dzieciątko piastuje,</text:span><text:span text:style-name="T2"><text:line-break/></text:span><text:span text:style-name="T2"><text:line-break/></text:span><text:span text:style-name="T2">I Józef święty /x2</text:span><text:span text:style-name="T2"><text:line-break/></text:span><text:span text:style-name="T2">Ono pielęgn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2">Chrystus się rodzi</text:span><text:span text:style-name="T2"><text:line-break/></text:span><text:span text:style-name="T2">nas oswobodzi,</text:span><text:span text:style-name="T2"><text:line-break/></text:span><text:span text:style-name="T2">Anieli grają, króle witają</text:span><text:span text:style-name="T2"><text:line-break/></text:span><text:span text:style-name="T2">Pasterze śpiewają,</text:span><text:span text:style-name="T2"><text:line-break/></text:span><text:span text:style-name="T2">bydlęta klękają,</text:span><text:span text:style-name="T2"><text:line-break/></text:span><text:span text:style-name="T2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3. Choć w stajeneczce /x2</text:span><text:span text:style-name="T2"><text:line-break/></text:span><text:span text:style-name="T2">Panna Syna rodzi,</text:span><text:span text:style-name="T2"><text:line-break/></text:span><text:span text:style-name="T2"><text:line-break/></text:span><text:span text:style-name="T2">Przecież On wkrótce /x2</text:span><text:span text:style-name="T2"><text:line-break/></text:span><text:span text:style-name="T2">ludzi oswob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2">Chrystus się rodzi</text:span><text:span text:style-name="T2"><text:line-break/></text:span><text:span text:style-name="T2">nas oswobodzi,</text:span><text:span text:style-name="T2"><text:line-break/></text:span><text:span text:style-name="T2">Anieli grają, króle witają</text:span><text:span text:style-name="T2"><text:line-break/></text:span><text:span text:style-name="T2">Pasterze śpiewają,</text:span><text:span text:style-name="T2"><text:line-break/></text:span><text:span text:style-name="T2">bydlęta klękają,</text:span><text:span text:style-name="T2"><text:line-break/></text:span><text:span text:style-name="T2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4. I trzej królowie /x2</text:span><text:span text:style-name="T2"><text:line-break/></text:span><text:span text:style-name="T2">od wschodu przybyli,</text:span><text:span text:style-name="T2"><text:line-break/></text:span><text:span text:style-name="T2"><text:line-break/></text:span><text:span text:style-name="T2">I dary Panu /x2</text:span><text:span text:style-name="T2"><text:line-break/></text:span><text:span text:style-name="T2">kosztowne złoży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2">Chrystus się rodzi</text:span><text:span text:style-name="T2"><text:line-break/></text:span><text:span text:style-name="T2">nas oswobodzi,</text:span><text:span text:style-name="T2"><text:line-break/></text:span><text:span text:style-name="T2">Anieli grają, króle witają</text:span><text:span text:style-name="T2"><text:line-break/></text:span><text:span text:style-name="T2">Pasterze śpiewają,</text:span><text:span text:style-name="T2"><text:line-break/></text:span><text:span text:style-name="T2">bydlęta klękają,</text:span><text:span text:style-name="T2"><text:line-break/></text:span><text:span text:style-name="T2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5. Pójdźmy też i my /x2</text:span><text:span text:style-name="T2"><text:line-break/></text:span><text:span text:style-name="T2">przywitać Jezusa,</text:span><text:span text:style-name="T2"><text:line-break/></text:span><text:span text:style-name="T2"><text:line-break/></text:span><text:span text:style-name="T2">Króla nad króli /x2</text:span><text:span text:style-name="T2"><text:line-break/></text:span><text:span text:style-name="T2">uwielbić Chrystu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2">Chrystus się rodzi</text:span><text:span text:style-name="T2"><text:line-break/></text:span><text:span text:style-name="T2">nas oswobodzi,</text:span><text:span text:style-name="T2"><text:line-break/></text:span><text:span text:style-name="T2">Anieli grają, króle witają</text:span><text:span text:style-name="T2"><text:line-break/></text:span><text:span text:style-name="T2">Pasterze śpiewają,</text:span><text:span text:style-name="T2"><text:line-break/></text:span><text:span text:style-name="T2">bydlęta klękają,</text:span><text:span text:style-name="T2"><text:line-break/></text:span><text:span text:style-name="T2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1T17:45:47</meta:creation-date>
    <dc:date>2015-01-05T22:18:20.042000000</dc:date>
    <dc:language>pl-PL</dc:language>
    <meta:editing-cycles>18</meta:editing-cycles>
    <meta:editing-duration>PT52M45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